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9pt"/>
    </style:style>
    <style:style style:name="co2" style:family="table-column">
      <style:table-column-properties fo:break-before="auto" style:column-width="40.31pt"/>
    </style:style>
    <style:style style:name="co3" style:family="table-column">
      <style:table-column-properties fo:break-before="auto" style:column-width="368.1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rigi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ig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Texte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Altar To Unity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When you hold here, play a 1M Recruit unit token in your base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Aspirant's Climb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Increase the points needed to win the game by 1.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Back-Alley Bar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When a unit moves from here, give it +1M this turn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Bandle Tree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You may hide an additional card here.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79" calcext:value-type="float">
            <text:p>279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0" calcext:value-type="float">
            <text:p>280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1" calcext:value-type="float">
            <text:p>281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2" calcext:value-type="float">
            <text:p>282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3" calcext:value-type="float">
            <text:p>283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Obelisk of Power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At the start of each player's first Beginning Phase, that plaayer channels 1 rune.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5" calcext:value-type="float">
            <text:p>285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6" calcext:value-type="float">
            <text:p>286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7" calcext:value-type="float">
            <text:p>287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8" calcext:value-type="float">
            <text:p>288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89" calcext:value-type="float">
            <text:p>289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The Arena's Greatest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At the start of each player's first Beginning Phase, tha players gain 1 point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The Candlelit Sanctum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When you conquer here, look at the top two cars of your Main Deck. You may recycle one or both of them. Put those you don't back in any order.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92" calcext:value-type="float">
            <text:p>292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93" calcext:value-type="float">
            <text:p>293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94" calcext:value-type="float">
            <text:p>294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95" calcext:value-type="float">
            <text:p>295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296" calcext:value-type="float">
            <text:p>296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Windswept Hillock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Units heree have Ganking</text:p>
          </table:table-cell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Zaun Warrens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When you conquer here, discard 1, then draw 1.</text:p>
          </table:table-cell>
          <table:table-cell table:style-name="ce1" table:number-columns-repeated="24"/>
          <table:table-cell table:number-columns-repeated="997"/>
        </table:table-row>
        <table:table-row table:style-name="ro1" table:number-rows-repeated="975">
          <table:table-cell table:style-name="ce1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igins" style:display-name="PageStyle_Orig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